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 fo:font-size="14pt" style:font-size-asian="14pt" style:font-size-complex="14pt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no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Os Que Confiam No Senhor</text:p>
      <text:p text:style-name="P1"></text:p>
      <text:p text:style-name="P1">Intro 2x: E <text:s text:c="2"/>C#m <text:s text:c="2"/>A <text:s text:c="2"/>F#m <text:s text:c="2"/>B</text:p>
      <text:p text:style-name="P1"></text:p>
      <text:p text:style-name="P3"><text:s text:c="11"/>E</text:p>
      <text:p text:style-name="P3">Os que confiam no Senhor</text:p>
      <text:p text:style-name="P3"><text:s text:c="12"/>C#m</text:p>
      <text:p text:style-name="P3">São como os montes de sião</text:p>
      <text:p text:style-name="P3"><text:s text:c="11"/>A</text:p>
      <text:p text:style-name="P3">Que não se abalam</text:p>
      <text:p text:style-name="P3"><text:s text:c="4"/>F#m <text:s text:c="14"/>B</text:p>
      <text:p text:style-name="P3">Mas permanecem para sempre</text:p>
      <text:p text:style-name="P3"><text:s text:c="8"/>E</text:p>
      <text:p text:style-name="P3">Como em volta de jerusalém</text:p>
      <text:p text:style-name="P3"><text:s text:c="2"/>C#m</text:p>
      <text:p text:style-name="P3">Estão os montes</text:p>
      <text:p text:style-name="P3"><text:s text:c="12"/>A <text:s text:c="5"/>F#m <text:s text:c="11"/>B</text:p>
      <text:p text:style-name="P3">Assim é o Senhor em volta do seu povo</text:p>
      <text:p text:style-name="P3"><text:s text:c="5"/>E</text:p>
      <text:p text:style-name="P3">Autoridade e poder</text:p>
      <text:p text:style-name="P3"><text:s text:c="4"/>C#m</text:p>
      <text:p text:style-name="P3">O domínio em Suas mãos</text:p>
      <text:p text:style-name="P3"><text:s text:c="10"/>A</text:p>
      <text:p text:style-name="P3">Pois o Senhor é Deus</text:p>
      <text:p text:style-name="P3"><text:s text:c="4"/>F#m <text:s text:c="12"/>B</text:p>
      <text:p text:style-name="P3">O Senhor é Rei dos povos</text:p>
      <text:p text:style-name="P3"><text:s text:c="10"/>E</text:p>
      <text:p text:style-name="P3">Cale-se diante dele a terra</text:p>
      <text:p text:style-name="P3"><text:s text:c="10"/>C#m</text:p>
      <text:p text:style-name="P3">Dobre os joelhos, ergam as mãos</text:p>
      <text:p text:style-name="P3"><text:s text:c="9"/>A</text:p>
      <text:p text:style-name="P3">Pois o Senhor é Deus</text:p>
      <text:p text:style-name="P3"><text:s text:c="4"/>F#m <text:s text:c="12"/>B <text:s text:c="3"/>B4</text:p>
      <text:p text:style-name="P3">O Senhor é Rei dos povos</text:p>
      <text:p text:style-name="P3"></text:p>
      <text:p text:style-name="P3"><text:s text:c="6"/>E</text:p>
      <text:p text:style-name="P3">Jesus é, Ele é meu Senhor</text:p>
      <text:p text:style-name="P3"><text:s text:c="5"/>C#m <text:s text:c="23"/></text:p>
      <text:p text:style-name="P3">Jesus é, Ele é meu Senhor</text:p>
      <text:p text:style-name="P3">A <text:tab/> <text:s/>F#m <text:s text:c="18"/>B</text:p>
      <text:p text:style-name="P3">Jesus é, Ele é meu Senhor (E para sempre será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11:36</meta:creation-date>
    <meta:document-statistic meta:table-count="0" meta:image-count="0" meta:object-count="0" meta:page-count="1" meta:paragraph-count="41" meta:word-count="137" meta:character-count="828"/>
    <dc:date>2016-05-14T19:17:29</dc:date>
    <meta:editing-duration>PT5M55S</meta:editing-duration>
    <meta:editing-cycles>1</meta:editing-cycles>
    <meta:generator>OpenOffice/4.1.2$Linux OpenOffice.org_project/412m3$Build-9782</meta:generator>
  </office:meta>
</office:document-meta>
</file>